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3cm" fo:min-width="0.957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044cm" fo:min-width="0.435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5.052cm" fo:min-width="1.216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85cm" fo:min-width="1.405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solid" draw:fill-color="#00000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cm" fo:min-width="0.172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11cm" fo:min-width="0.172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92cm" fo:min-width="0.315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82cm" fo:min-width="0.363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54cm" fo:min-width="0cm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5cm" fo:min-width="0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21cm" fo:min-width="0cm"/>
    </style:style>
    <style:style style:name="gr13" style:family="graphic" style:parent-style-name="standard">
      <style:graphic-properties draw:stroke="none" svg:stroke-color="#000000" draw:fill="none" draw:fill-color="#ffffff" fo:min-height="4.256cm"/>
    </style:style>
    <style:style style:name="gr14" style:family="graphic" style:parent-style-name="standard">
      <style:graphic-properties draw:stroke="none" svg:stroke-color="#000000" draw:fill="none" draw:fill-color="#ffffff" fo:min-height="2.1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style:font-name="Source Sans Pro Black1" fo:font-size="96pt" fo:font-weight="bold" style:font-size-asian="88pt" style:font-weight-asian="bold" style:font-size-complex="88pt" style:font-weight-complex="bold"/>
    </style:style>
    <style:style style:name="P3" style:family="paragraph">
      <loext:graphic-properties draw:fill="none" draw:fill-color="#ffffff"/>
      <style:text-properties style:font-name="Source Sans Pro Black" fo:font-size="48pt" fo:font-weight="normal" style:font-size-asian="40pt" style:font-weight-asian="normal" style:font-size-complex="40pt" style:font-weight-complex="normal"/>
    </style:style>
    <style:style style:name="T1" style:family="text">
      <style:text-properties style:font-name="Source Sans Pro Black" fo:font-size="96pt" fo:font-weight="bold" style:font-size-asian="88pt" style:font-weight-asian="bold" style:font-size-complex="88pt" style:font-weight-complex="bold"/>
    </style:style>
    <style:style style:name="T2" style:family="text">
      <style:text-properties style:font-name="Source Sans Pro Black" fo:font-size="48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7cm" svg:height="0.603cm" svg:x="3.159cm" svg:y="5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5.302cm" svg:x="4.048cm" svg:y="1.224cm">
          <text:p/>
          <draw:enhanced-geometry svg:viewBox="0 0 21600 21600" draw:glue-points="?f6 0 10800 ?f8 ?f11 10800 ?f9 21600 10800 ?f10 ?f5 10800" draw:text-areas="?f3 ?f3 ?f4 ?f4" draw:type="parallelogram" draw:modifiers="10502.6493506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716cm" svg:height="5.302cm" svg:x="5.907cm" svg:y="1.224cm">
          <text:p/>
          <draw:enhanced-geometry svg:viewBox="0 0 21600 21600" draw:mirror-horizontal="true" draw:glue-points="?f6 0 10800 ?f8 ?f11 10800 ?f9 21600 10800 ?f10 ?f5 10800" draw:text-areas="?f3 ?f3 ?f4 ?f4" draw:type="parallelogram" draw:modifiers="13397.7868375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905cm" svg:height="0.635cm" svg:x="4.937cm" svg:y="4.14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96cm" svg:y1="4.72cm" svg:x2="8.001cm" svg:y2="4.72cm">
          <text:p/>
        </draw:line>
        <draw:line draw:style-name="gr5" draw:text-style-name="P1" draw:layer="layout" svg:x1="7.985cm" svg:y1="4.67cm" svg:x2="7.985cm" svg:y2="7.47cm">
          <text:p/>
        </draw:line>
        <draw:line draw:style-name="gr5" draw:text-style-name="P1" draw:layer="layout" svg:x1="7.234cm" svg:y1="7.42cm" svg:x2="7.985cm" svg:y2="7.42cm">
          <text:p/>
        </draw:line>
        <draw:custom-shape draw:style-name="gr6" draw:text-style-name="P1" draw:layer="layout" svg:width="0.672cm" svg:height="0.38cm" svg:x="6.375cm" svg:y="6.7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72cm" svg:height="0.361cm" svg:x="6.375cm" svg:y="7.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51cm" svg:height="1.332cm" svg:x="4.841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63cm" svg:height="1.332cm" svg:x="5.416cm" svg:y="6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3cm" svg:height="0.57cm" svg:x="6.855cm" svg:y="6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svg:x="6.855cm" svg:y="7.0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3cm" svg:height="0.571cm" svg:x="6.855cm" svg:y="7.5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svg:x="6.855cm" svg:y="7.4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" draw:layer="layout" svg:width="0.384cm" svg:height="0.285cm" svg:x="6.375cm" svg:y="7.287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0.849cm" svg:height="4.506cm" svg:x="7.069cm" svg:y="0.832cm">
          <draw:text-box>
            <text:p><text:span text:style-name="T1">ALARD</text:span></text:p>
          </draw:text-box>
        </draw:frame>
        <draw:frame draw:style-name="gr14" draw:text-style-name="P3" draw:layer="layout" svg:width="10.241cm" svg:height="2.38cm" svg:x="8.158cm" svg:y="4.745cm">
          <draw:text-box>
            <text:p><text:span text:style-name="T2">Game Dev</text:span></text:p>
          </draw:text-box>
        </draw:frame>
        <draw:custom-shape draw:style-name="gr1" draw:text-style-name="P1" draw:layer="layout" svg:width="1.457cm" svg:height="0.603cm" svg:x="3.158cm" svg:y="13.3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5.302cm" svg:x="4.047cm" svg:y="8.614cm">
          <text:p/>
          <draw:enhanced-geometry svg:viewBox="0 0 21600 21600" draw:glue-points="?f6 0 10800 ?f8 ?f11 10800 ?f9 21600 10800 ?f10 ?f5 10800" draw:text-areas="?f3 ?f3 ?f4 ?f4" draw:type="parallelogram" draw:modifiers="10502.6493506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716cm" svg:height="5.302cm" svg:x="5.906cm" svg:y="1.225cm">
          <text:p/>
          <draw:enhanced-geometry svg:viewBox="0 0 21600 21600" draw:mirror-horizontal="true" draw:glue-points="?f6 0 10800 ?f8 ?f11 10800 ?f9 21600 10800 ?f10 ?f5 10800" draw:text-areas="?f3 ?f3 ?f4 ?f4" draw:type="parallelogram" draw:modifiers="13397.7868375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905cm" svg:height="0.635cm" svg:x="4.936cm" svg:y="11.53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95cm" svg:y1="12.11cm" svg:x2="17.002cm" svg:y2="12.11cm">
          <text:p/>
        </draw:line>
        <draw:line draw:style-name="gr5" draw:text-style-name="P1" draw:layer="layout" svg:x1="17.719cm" svg:y1="12.112cm" svg:x2="16.968cm" svg:y2="12.112cm">
          <text:p/>
        </draw:line>
        <draw:custom-shape draw:style-name="gr6" draw:text-style-name="P1" draw:layer="layout" svg:width="0.672cm" svg:height="0.38cm" draw:transform="rotate (-3.14159265358979) translate (18.578cm 12.7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72cm" svg:height="0.361cm" draw:transform="rotate (-3.14159265358979) translate (18.578cm 11.81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51cm" svg:height="1.332cm" draw:transform="rotate (-3.14159265358979) translate (20.112cm 12.7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63cm" svg:height="1.332cm" draw:transform="rotate (-3.14159265358979) translate (19.537cm 12.78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3cm" svg:height="0.57cm" draw:transform="rotate (-3.14159265358979) translate (18.098cm 12.7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draw:transform="rotate (-3.14159265358979) translate (18.098cm 12.47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3cm" svg:height="0.571cm" draw:transform="rotate (-3.14159265358979) translate (18.098cm 12.01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draw:transform="rotate (-3.14159265358979) translate (18.098cm 12.03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" draw:layer="layout" svg:width="0.384cm" svg:height="0.285cm" draw:transform="rotate (-3.14159265358979) translate (18.578cm 12.245cm)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0.849cm" svg:height="4.506cm" svg:x="7.068cm" svg:y="8.222cm">
          <draw:text-box>
            <text:p><text:span text:style-name="T1">ALARD</text:span></text:p>
          </draw:text-box>
        </draw:frame>
        <draw:frame draw:style-name="gr14" draw:text-style-name="P3" draw:layer="layout" svg:width="10.241cm" svg:height="2.38cm" svg:x="8.157cm" svg:y="11.935cm">
          <draw:text-box>
            <text:p><text:span text:style-name="T2">Game Dev</text:span></text:p>
          </draw:text-box>
        </draw:frame>
        <draw:custom-shape draw:style-name="gr3" draw:text-style-name="P1" draw:layer="layout" svg:width="1.716cm" svg:height="5.302cm" svg:x="5.906cm" svg:y="8.614cm">
          <text:p/>
          <draw:enhanced-geometry svg:viewBox="0 0 21600 21600" draw:mirror-horizontal="true" draw:glue-points="?f6 0 10800 ?f8 ?f11 10800 ?f9 21600 10800 ?f10 ?f5 10800" draw:text-areas="?f3 ?f3 ?f4 ?f4" draw:type="parallelogram" draw:modifiers="13397.7868375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457cm" svg:height="0.603cm" svg:x="3.158cm" svg:y="19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5.302cm" svg:x="4.047cm" svg:y="14.875cm">
          <text:p/>
          <draw:enhanced-geometry svg:viewBox="0 0 21600 21600" draw:glue-points="?f6 0 10800 ?f8 ?f11 10800 ?f9 21600 10800 ?f10 ?f5 10800" draw:text-areas="?f3 ?f3 ?f4 ?f4" draw:type="parallelogram" draw:modifiers="10502.6493506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905cm" svg:height="0.635cm" svg:x="4.936cm" svg:y="17.79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969cm" svg:y1="20.195cm" svg:x2="17.002cm" svg:y2="20.171cm">
          <text:p/>
        </draw:line>
        <draw:line draw:style-name="gr5" draw:text-style-name="P1" draw:layer="layout" svg:x1="16.919cm" svg:y1="20.173cm" svg:x2="16.168cm" svg:y2="20.173cm">
          <text:p/>
        </draw:line>
        <draw:custom-shape draw:style-name="gr6" draw:text-style-name="P1" draw:layer="layout" svg:width="0.672cm" svg:height="0.38cm" draw:transform="rotate (-3.14159265358979) translate (17.778cm 20.82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72cm" svg:height="0.361cm" draw:transform="rotate (-3.14159265358979) translate (17.778cm 19.87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51cm" svg:height="1.332cm" draw:transform="rotate (-3.14159265358979) translate (19.312cm 20.8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63cm" svg:height="1.332cm" draw:transform="rotate (-3.14159265358979) translate (18.737cm 20.84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3cm" svg:height="0.57cm" draw:transform="rotate (-3.14159265358979) translate (17.298cm 20.8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draw:transform="rotate (-3.14159265358979) translate (17.298cm 20.53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3cm" svg:height="0.571cm" draw:transform="rotate (-3.14159265358979) translate (17.298cm 20.0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draw:transform="rotate (-3.14159265358979) translate (17.298cm 20.099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" draw:layer="layout" svg:width="0.384cm" svg:height="0.285cm" draw:transform="rotate (-3.14159265358979) translate (17.778cm 20.306cm)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0.849cm" svg:height="4.506cm" svg:x="7.068cm" svg:y="14.483cm">
          <draw:text-box>
            <text:p><text:span text:style-name="T1">ALARD</text:span></text:p>
          </draw:text-box>
        </draw:frame>
        <draw:frame draw:style-name="gr14" draw:text-style-name="P3" draw:layer="layout" svg:width="10.241cm" svg:height="2.38cm" svg:x="7.957cm" svg:y="17.996cm">
          <draw:text-box>
            <text:p><text:span text:style-name="T2">Game Dev</text:span></text:p>
          </draw:text-box>
        </draw:frame>
        <draw:custom-shape draw:style-name="gr3" draw:text-style-name="P1" draw:layer="layout" svg:width="1.716cm" svg:height="5.302cm" svg:x="5.906cm" svg:y="8.615cm">
          <text:p/>
          <draw:enhanced-geometry svg:viewBox="0 0 21600 21600" draw:mirror-horizontal="true" draw:glue-points="?f6 0 10800 ?f8 ?f11 10800 ?f9 21600 10800 ?f10 ?f5 10800" draw:text-areas="?f3 ?f3 ?f4 ?f4" draw:type="parallelogram" draw:modifiers="13397.7868375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716cm" svg:height="5.302cm" svg:x="5.906cm" svg:y="14.88cm">
          <text:p/>
          <draw:enhanced-geometry svg:viewBox="0 0 21600 21600" draw:mirror-horizontal="true" draw:glue-points="?f6 0 10800 ?f8 ?f11 10800 ?f9 21600 10800 ?f10 ?f5 10800" draw:text-areas="?f3 ?f3 ?f4 ?f4" draw:type="parallelogram" draw:modifiers="13397.7868375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457cm" svg:height="0.603cm" svg:x="3.658cm" svg:y="25.9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9cm" svg:height="5.302cm" svg:x="4.547cm" svg:y="21.276cm">
          <text:p/>
          <draw:enhanced-geometry svg:viewBox="0 0 21600 21600" draw:glue-points="?f6 0 10800 ?f8 ?f11 10800 ?f9 21600 10800 ?f10 ?f5 10800" draw:text-areas="?f3 ?f3 ?f4 ?f4" draw:type="parallelogram" draw:modifiers="10502.6493506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905cm" svg:height="0.635cm" svg:x="5.436cm" svg:y="24.19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69cm" svg:y1="26.596cm" svg:x2="16.486cm" svg:y2="26.554cm">
          <text:p/>
        </draw:line>
        <draw:line draw:style-name="gr5" draw:text-style-name="P1" draw:layer="layout" svg:x1="16.513cm" svg:y1="24.406cm" svg:x2="16.513cm" svg:y2="26.596cm">
          <text:p/>
        </draw:line>
        <draw:custom-shape draw:style-name="gr6" draw:text-style-name="P1" draw:layer="layout" svg:width="0.672cm" svg:height="0.38cm" draw:transform="rotate (-1.5707963267949) translate (17.162cm 23.54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72cm" svg:height="0.361cm" draw:transform="rotate (-1.5707963267949) translate (16.213cm 23.5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51cm" svg:height="1.332cm" draw:transform="rotate (-1.5707963267949) translate (17.183cm 22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63cm" svg:height="1.332cm" draw:transform="rotate (-1.5707963267949) translate (17.183cm 22.58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3cm" svg:height="0.57cm" draw:transform="rotate (-1.5707963267949) translate (17.162cm 24.0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draw:transform="rotate (-1.5707963267949) translate (16.877cm 24.02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3cm" svg:height="0.571cm" draw:transform="rotate (1.5707963267949) translate (15.852cm 24.40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83cm" svg:height="0.285cm" draw:transform="rotate (1.5707963267949) translate (16.157cm 24.40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" draw:layer="layout" svg:width="0.384cm" svg:height="0.285cm" draw:transform="rotate (-1.5707963267949) translate (16.646cm 23.547cm)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0.849cm" svg:height="4.506cm" svg:x="7.568cm" svg:y="20.884cm">
          <draw:text-box>
            <text:p><text:span text:style-name="T1">ALAR</text:span></text:p>
          </draw:text-box>
        </draw:frame>
        <draw:frame draw:style-name="gr14" draw:text-style-name="P3" draw:layer="layout" svg:width="10.241cm" svg:height="2.38cm" svg:x="8.157cm" svg:y="24.397cm">
          <draw:text-box>
            <text:p><text:span text:style-name="T2">Game Dev</text:span></text:p>
          </draw:text-box>
        </draw:frame>
        <draw:custom-shape draw:style-name="gr3" draw:text-style-name="P1" draw:layer="layout" svg:width="1.716cm" svg:height="5.302cm" svg:x="6.406cm" svg:y="21.281cm">
          <text:p/>
          <draw:enhanced-geometry svg:viewBox="0 0 21600 21600" draw:mirror-horizontal="true" draw:glue-points="?f6 0 10800 ?f8 ?f11 10800 ?f9 21600 10800 ?f10 ?f5 10800" draw:text-areas="?f3 ?f3 ?f4 ?f4" draw:type="parallelogram" draw:modifiers="13397.78683750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4.2$Windows_X86_64 LibreOffice_project/9d0f32d1f0b509096fd65e0d4bec26ddd1938fd3</meta:generator>
    <dc:date>2020-01-08T16:46:52.679000000</dc:date>
    <meta:editing-duration>PT13M9S</meta:editing-duration>
    <meta:editing-cycles>3</meta:editing-cycles>
    <meta:document-statistic meta:object-count="71"/>
  </office:meta>
</office:document-meta>
</file>